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50000016C96F4F9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monospace"/>
    <style:font-face style:name="Arial3" svg:font-family="Arial" style:font-family-generic="swiss"/>
    <style:font-face style:name="Arial1" svg:font-family="Arial" style:font-family-generic="roman" style:font-pitch="variable"/>
    <style:font-face style:name="Montserrat" svg:font-family="Montserrat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Segoe UI Light" svg:font-family="'Segoe UI Light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 fo:padding="0in" fo:border="none"/>
    </style:style>
    <style:style style:name="P2" style:family="paragraph" style:parent-style-name="Text_20_body">
      <style:paragraph-properties fo:margin-left="0.25in" fo:margin-right="0in" fo:margin-top="0in" fo:margin-bottom="0in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.25in" fo:margin-right="0in" fo:margin-top="0in" fo:margin-bottom="0in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.25in" fo:margin-right="0in" fo:margin-top="0in" fo:margin-bottom="0in" fo:text-indent="0in" style:auto-text-indent="false" fo:padding="0in" fo:border="none"/>
    </style:style>
    <style:style style:name="P5" style:family="paragraph" style:parent-style-name="Text_20_body" style:list-style-name="L3">
      <style:paragraph-properties fo:margin-left="0.25in" fo:margin-right="0in" fo:margin-top="0in" fo:margin-bottom="0in" fo:text-indent="0in" style:auto-text-indent="false" fo:padding="0in" fo:border="none"/>
    </style:style>
    <style:style style:name="P6" style:family="paragraph" style:parent-style-name="Text_20_body" style:list-style-name="L4">
      <style:paragraph-properties fo:margin-left="0.25in" fo:margin-right="0in" fo:margin-top="0in" fo:margin-bottom="0in" fo:text-indent="0in" style:auto-text-indent="false" fo:padding="0in" fo:border="none"/>
    </style:style>
    <style:style style:name="P7" style:family="paragraph" style:parent-style-name="Text_20_body" style:list-style-name="L5">
      <style:paragraph-properties fo:margin-left="0.25in" fo:margin-right="0in" fo:margin-top="0in" fo:margin-bottom="0in" fo:text-indent="0in" style:auto-text-indent="false" fo:padding="0in" fo:border="none"/>
    </style:style>
    <style:style style:name="P8" style:family="paragraph" style:parent-style-name="Text_20_body" style:list-style-name="L6">
      <style:paragraph-properties fo:margin-left="0.25in" fo:margin-right="0in" fo:margin-top="0in" fo:margin-bottom="0in" fo:text-indent="0in" style:auto-text-indent="false" fo:padding="0in" fo:border="none"/>
    </style:style>
    <style:style style:name="P9" style:family="paragraph" style:parent-style-name="Text_20_body" style:list-style-name="L7">
      <style:paragraph-properties fo:margin-left="0.25in" fo:margin-right="0in" fo:margin-top="0in" fo:margin-bottom="0in" fo:text-indent="0in" style:auto-text-indent="false" fo:padding="0in" fo:border="none"/>
    </style:style>
    <style:style style:name="P10" style:family="paragraph" style:parent-style-name="Text_20_body" style:list-style-name="L8">
      <style:paragraph-properties fo:margin-left="0.25in" fo:margin-right="0in" fo:margin-top="0in" fo:margin-bottom="0in" fo:text-indent="0in" style:auto-text-indent="false" fo:padding="0in" fo:border="none"/>
    </style:style>
    <style:style style:name="P11" style:family="paragraph" style:parent-style-name="Text_20_body" style:list-style-name="L9">
      <style:paragraph-properties fo:margin-left="0.25in" fo:margin-right="0in" fo:margin-top="0in" fo:margin-bottom="0in" fo:text-indent="0in" style:auto-text-indent="false" fo:padding="0in" fo:border="none"/>
    </style:style>
    <style:style style:name="P12" style:family="paragraph" style:parent-style-name="Text_20_body" style:list-style-name="L10">
      <style:paragraph-properties fo:margin-left="0.25in" fo:margin-right="0in" fo:margin-top="0in" fo:margin-bottom="0in" fo:text-indent="0in" style:auto-text-indent="false" fo:padding="0in" fo:border="none"/>
    </style:style>
    <style:style style:name="P13" style:family="paragraph" style:parent-style-name="Text_20_body" style:list-style-name="L11">
      <style:paragraph-properties fo:margin-left="0.25in" fo:margin-right="0in" fo:margin-top="0in" fo:margin-bottom="0in" fo:text-indent="0in" style:auto-text-indent="false" fo:padding="0in" fo:border="none"/>
    </style:style>
    <style:style style:name="P14" style:family="paragraph" style:parent-style-name="Text_20_body" style:list-style-name="L12">
      <style:paragraph-properties fo:margin-left="0.25in" fo:margin-right="0in" fo:margin-top="0in" fo:margin-bottom="0in" fo:text-indent="0in" style:auto-text-indent="false" fo:padding="0in" fo:border="none"/>
    </style:style>
    <style:style style:name="P15" style:family="paragraph" style:parent-style-name="Text_20_body" style:list-style-name="L13">
      <style:paragraph-properties fo:margin-left="0.25in" fo:margin-right="0in" fo:margin-top="0in" fo:margin-bottom="0in" fo:text-indent="0in" style:auto-text-indent="false" fo:padding="0in" fo:border="none"/>
    </style:style>
    <style:style style:name="P16" style:family="paragraph" style:parent-style-name="Text_20_body" style:list-style-name="L14">
      <style:paragraph-properties fo:margin-left="0.25in" fo:margin-right="0in" fo:margin-top="0in" fo:margin-bottom="0in" fo:text-indent="0in" style:auto-text-indent="false" fo:padding="0in" fo:border="none"/>
    </style:style>
    <style:style style:name="P17" style:family="paragraph" style:parent-style-name="Text_20_body" style:list-style-name="L15">
      <style:paragraph-properties fo:margin-left="0.25in" fo:margin-right="0in" fo:margin-top="0in" fo:margin-bottom="0in" fo:text-indent="0in" style:auto-text-indent="false" fo:padding="0in" fo:border="none"/>
    </style:style>
    <style:style style:name="P18" style:family="paragraph" style:parent-style-name="Text_20_body" style:list-style-name="L16">
      <style:paragraph-properties fo:margin-left="0.25in" fo:margin-right="0in" fo:margin-top="0in" fo:margin-bottom="0in" fo:text-indent="0in" style:auto-text-indent="false" fo:padding="0in" fo:border="none"/>
    </style:style>
    <style:style style:name="P19" style:family="paragraph" style:parent-style-name="Text_20_body" style:list-style-name="L17">
      <style:paragraph-properties fo:margin-left="0.25in" fo:margin-right="0in" fo:margin-top="0in" fo:margin-bottom="0in" fo:text-indent="0in" style:auto-text-indent="false" fo:padding="0in" fo:border="none"/>
    </style:style>
    <style:style style:name="P20" style:family="paragraph" style:parent-style-name="Text_20_body" style:list-style-name="L18">
      <style:paragraph-properties fo:margin-left="0.25in" fo:margin-right="0in" fo:margin-top="0in" fo:margin-bottom="0in" fo:text-indent="0in" style:auto-text-indent="false" fo:padding="0in" fo:border="none"/>
    </style:style>
    <style:style style:name="P21" style:family="paragraph" style:parent-style-name="Text_20_body" style:list-style-name="L19">
      <style:paragraph-properties fo:margin-left="0.25in" fo:margin-right="0in" fo:margin-top="0in" fo:margin-bottom="0in" fo:text-indent="0in" style:auto-text-indent="false" fo:padding="0in" fo:border="none"/>
    </style:style>
    <style:style style:name="P22" style:family="paragraph" style:parent-style-name="Text_20_body" style:list-style-name="L20">
      <style:paragraph-properties fo:margin-left="0.25in" fo:margin-right="0in" fo:margin-top="0in" fo:margin-bottom="0in" fo:text-indent="0in" style:auto-text-indent="false" fo:padding="0in" fo:border="none"/>
    </style:style>
    <style:style style:name="P23" style:family="paragraph" style:parent-style-name="Text_20_body" style:list-style-name="L21">
      <style:paragraph-properties fo:margin-left="0.25in" fo:margin-right="0in" fo:margin-top="0in" fo:margin-bottom="0in" fo:text-indent="0in" style:auto-text-indent="false" fo:padding="0in" fo:border="none"/>
    </style:style>
    <style:style style:name="P24" style:family="paragraph" style:parent-style-name="Text_20_body" style:list-style-name="L22">
      <style:paragraph-properties fo:margin-left="0.25in" fo:margin-right="0in" fo:margin-top="0in" fo:margin-bottom="0in" fo:text-indent="0in" style:auto-text-indent="false" fo:padding="0in" fo:border="none"/>
    </style:style>
    <style:style style:name="P25" style:family="paragraph" style:parent-style-name="Text_20_body" style:list-style-name="L23">
      <style:paragraph-properties fo:margin-left="0.25in" fo:margin-right="0in" fo:margin-top="0in" fo:margin-bottom="0in" fo:text-indent="0in" style:auto-text-indent="false" fo:padding="0in" fo:border="none"/>
    </style:style>
    <style:style style:name="P26" style:family="paragraph" style:parent-style-name="Text_20_body" style:list-style-name="L24">
      <style:paragraph-properties fo:margin-left="0.25in" fo:margin-right="0in" fo:margin-top="0in" fo:margin-bottom="0in" fo:text-indent="0in" style:auto-text-indent="false" fo:padding="0in" fo:border="none"/>
    </style:style>
    <style:style style:name="P27" style:family="paragraph" style:parent-style-name="Text_20_body" style:list-style-name="L25">
      <style:paragraph-properties fo:margin-left="0.25in" fo:margin-right="0in" fo:margin-top="0in" fo:margin-bottom="0in" fo:text-indent="0in" style:auto-text-indent="false" fo:padding="0in" fo:border="none"/>
    </style:style>
    <style:style style:name="P28" style:family="paragraph" style:parent-style-name="Text_20_body" style:list-style-name="L27">
      <style:paragraph-properties fo:margin-left="0.25in" fo:margin-right="0in" fo:margin-top="0in" fo:margin-bottom="0in" fo:text-indent="0in" style:auto-text-indent="false" fo:padding="0in" fo:border="none"/>
    </style:style>
    <style:style style:name="P29" style:family="paragraph" style:parent-style-name="Text_20_body" style:list-style-name="L28">
      <style:paragraph-properties fo:margin-left="0.25in" fo:margin-right="0in" fo:margin-top="0in" fo:margin-bottom="0in" fo:text-indent="0in" style:auto-text-indent="false" fo:padding="0in" fo:border="none"/>
    </style:style>
    <style:style style:name="P30" style:family="paragraph" style:parent-style-name="Text_20_body" style:list-style-name="L29">
      <style:paragraph-properties fo:margin-left="0.25in" fo:margin-right="0in" fo:margin-top="0in" fo:margin-bottom="0in" fo:text-indent="0in" style:auto-text-indent="false" fo:padding="0in" fo:border="none"/>
    </style:style>
    <style:style style:name="P31" style:family="paragraph" style:parent-style-name="Text_20_body" style:list-style-name="L30">
      <style:paragraph-properties fo:margin-left="0.25in" fo:margin-right="0in" fo:margin-top="0in" fo:margin-bottom="0in" fo:text-indent="0in" style:auto-text-indent="false" fo:padding="0in" fo:border="none"/>
    </style:style>
    <style:style style:name="P32" style:family="paragraph" style:parent-style-name="Text_20_body">
      <style:paragraph-properties fo:margin-left="0.5in" fo:margin-right="0in" fo:margin-top="0in" fo:margin-bottom="0in" fo:text-indent="0in" style:auto-text-indent="false" fo:padding="0in" fo:border="none"/>
    </style:style>
    <style:style style:name="P33" style:family="paragraph" style:parent-style-name="Text_20_body" style:list-style-name="L26">
      <style:paragraph-properties fo:margin-left="0.5in" fo:margin-right="0in" fo:margin-top="0in" fo:margin-bottom="0in" fo:text-indent="0in" style:auto-text-indent="false" fo:padding="0in" fo:border="none"/>
    </style:style>
    <style:style style:name="P34" style:family="paragraph" style:parent-style-name="Title">
      <style:paragraph-properties fo:padding="0in" fo:border="none"/>
    </style:style>
    <style:style style:name="P35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48pt"/>
    </style:style>
    <style:style style:name="T2" style:family="text">
      <style:text-properties fo:language="en" fo:country="US"/>
    </style:style>
    <style:style style:name="T3" style:family="text">
      <style:text-properties fo:language="en" fo:country="GB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ge-content" style:horizontal-pos="left" style:horizontal-rel="paragraph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1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14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15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 text:start-value="16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 text:start-value="17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 text:start-value="18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 text:start-value="19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 text:start-value="20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 text:start-value="2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 text:start-value="2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 text:start-value="2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 text:start-value="24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 text:start-value="25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 text:start-value="26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 text:start-value="27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number text:level="1" text:style-name="Numbering_20_Symbols" style:num-suffix="." style:num-format="1" text:start-value="28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style:num-suffix="." style:num-format="1" text:start-value="29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35" svg:width="0.2024in" svg:height="0.1685in" svg:x="0in" svg:y="0in">
        <draw:image xlink:href="Pictures/10000201000001B50000016C96F4F9A5.png" xlink:type="simple" xlink:show="embed" xlink:actuate="onLoad">
          <text:p/>
        </draw:image>
      </draw:frame>
      <text:p text:style-name="Standard"/>
      <text:p text:style-name="Standard"/>
      <text:p text:style-name="Subtitle"><draw:frame draw:style-name="fr1" draw:name="Frame1" text:anchor-type="paragraph" svg:y="2.3602in" fo:min-width="0.0161in" draw:z-index="2"><draw:text-box fo:min-height="0in"><text:p text:style-name="P34"><text:span text:style-name="T1"/></text:p></draw:text-box></draw:frame>module 8 – databases</text:p>
      <text:p text:style-name="Text_20_body"><text:span text:style-name="T2">Sakila</text:span> <text:span text:style-name="T2">database Exercises</text:span> </text:p>
      <text:p text:style-name="P1"><text:span text:style-name="T3">Each Exercise should return at least one record, according to its individual specification. These exercises get progressively more difficult as they progress.</text:span> </text:p>
      <text:p text:style-name="P1"/>
      <text:list xml:id="list3829127566169722488" text:style-name="L1">
        <text:list-item>
          <text:p text:style-name="P3"><text:span text:style-name="T3">Select all Actors from the table.</text:span> </text:p>
        </text:list-item>
      </text:list>
      <text:p text:style-name="P2">SELECT * FROM ACTOR;</text:p>
      <text:list xml:id="list443569551024088250" text:style-name="L2">
        <text:list-item>
          <text:p text:style-name="P4"><text:span text:style-name="T3">Find the actor with the first name “John”.</text:span> </text:p>
        </text:list-item>
      </text:list>
      <text:p text:style-name="P2">SELECT first_name, last_name FROM actor WHERE first_name = “John”;</text:p>
      <text:list xml:id="list7366146414789830317" text:style-name="L3">
        <text:list-item>
          <text:p text:style-name="P5"><text:span text:style-name="T3">Find all actors with the surname “Neeson”.</text:span> </text:p>
        </text:list-item>
      </text:list>
      <text:p text:style-name="P2">SELECT first_name, last_name FROM actor WHERE last_name = “Neeson”;</text:p>
      <text:list xml:id="list5442867120442600446" text:style-name="L4">
        <text:list-item>
          <text:p text:style-name="P6"><text:span text:style-name="T3">Find all actors with Id numbers divisible by 10.</text:span> </text:p>
        </text:list-item>
      </text:list>
      <text:p text:style-name="P2">SELECT actor_id, first_name, last_name FROM actor WHERE actor_id % 10 = 0;</text:p>
      <text:list xml:id="list4244751364630574784" text:style-name="L5">
        <text:list-item>
          <text:p text:style-name="P7"><text:span text:style-name="T3">What is the description of the movie with ID of 100?</text:span> </text:p>
        </text:list-item>
      </text:list>
      <text:p text:style-name="P2">SELECT description FROM film WHERE film_id = 100;</text:p>
      <text:list xml:id="list8944462367602308856" text:style-name="L6">
        <text:list-item>
          <text:p text:style-name="P8"><text:span text:style-name="T3">Find every movie with a rating of “R”.</text:span> </text:p>
        </text:list-item>
      </text:list>
      <text:p text:style-name="P2">SELECT title FROM film WHERE rating = “R”;</text:p>
      <text:list xml:id="list7916595057434377850" text:style-name="L7">
        <text:list-item>
          <text:p text:style-name="P9"><text:span text:style-name="T3">Find every movie except those with a rating of “R”.</text:span> </text:p>
        </text:list-item>
      </text:list>
      <text:p text:style-name="P2">SELECT title FROM film WHERE rating != “R”;</text:p>
      <text:list xml:id="list1636173895208001970" text:style-name="L8">
        <text:list-item>
          <text:p text:style-name="P10"><text:span text:style-name="T3">Find the 10 shortest movies.</text:span> </text:p>
        </text:list-item>
      </text:list>
      <text:p text:style-name="P2">SELECT title FROM film ORDER BY length ASC LIMIT 10;</text:p>
      <text:list xml:id="list741496275121039852" text:style-name="L9">
        <text:list-item>
          <text:p text:style-name="P11"><text:span text:style-name="T3">Now return only the movie titles.</text:span> </text:p>
        </text:list-item>
      </text:list>
      <text:p text:style-name="P2">SELECT title FROM film;</text:p>
      <text:list xml:id="list7587939128043975717" text:style-name="L10">
        <text:list-item>
          <text:p text:style-name="P12"><text:span text:style-name="T3">Find all movies with Deleted Scenes.</text:span> </text:p>
        </text:list-item>
      </text:list>
      <text:p text:style-name="P2">SELECT title, special_features FROM film WHERE special_features = “Deleted Scenes”;</text:p>
      <text:list xml:id="list8302785454357533810" text:style-name="L11">
        <text:list-item>
          <text:p text:style-name="P13"><text:span text:style-name="T3">Which last names are not repeated?</text:span> </text:p>
        </text:list-item>
      </text:list>
      <text:p text:style-name="P2">SELECT DISTINCT last_name FROM actor;</text:p>
      <text:list xml:id="list3598177918336963961" text:style-name="L12">
        <text:list-item>
          <text:p text:style-name="P14"><text:span text:style-name="T3">Which last names appear more than once?</text:span> </text:p>
        </text:list-item>
      </text:list>
      <text:p text:style-name="P2">SELECT last_name, COUNT(*) c FROM actor GROUP BY last_name HAVING c &gt; 1;</text:p>
      <text:list xml:id="list4487725740018772573" text:style-name="L13">
        <text:list-item>
          <text:p text:style-name="P15"><text:span text:style-name="T3">Which actor has appeared in the most films?</text:span> </text:p>
        </text:list-item>
      </text:list>
      <text:p text:style-name="P2">SELECT actor_id, COUNT(film_id) c FROM film_actor GROUP BY actor_id ORDER BY c DESC LIMIT 1;</text:p>
      <text:list xml:id="list8474281507584909853" text:style-name="L14">
        <text:list-item>
          <text:p text:style-name="P16"><text:span text:style-name="T3">Is ‘Academy Dinosaur’ available for rent from Store 1?</text:span> </text:p>
        </text:list-item>
      </text:list>
      <text:p text:style-name="P2">SELECT rental_date, return_date FROM rental JOIN inventory ON rental.inventory_id = inventory.inventory_id JOIN film ON inventory.film_id = film.film_id WHERE film.title = "Academy Dinosaur" AND rental_date &lt; return_date; &lt;--from looking you can see which copies have been returned, so I guess you can tell that way?</text:p>
      <text:list xml:id="list6163580433586384631" text:style-name="L15">
        <text:list-item>
          <text:p text:style-name="P17"><text:span text:style-name="T3">When is ‘Academy Dinosaur’ due?</text:span> </text:p>
        </text:list-item>
      </text:list>
      <text:p text:style-name="P2">SELECT rental_date, rental_date + film.rental_duration AS Required_Return_Date FROM rental JOIN inventory ON rental.inventory_id = inventory.inventory_id JOIN film ON inventory.film_id = film.film_id WHERE film.title = "Academy Dinosaur" AND return_date IS NULL; &lt;--doesn't work, need to convert the int to a date somehow?</text:p>
      <text:list xml:id="list7547689513007124733" text:style-name="L16">
        <text:list-item>
          <text:p text:style-name="P18"><text:span text:style-name="T3">What is that average running time of all the films in the database?</text:span> </text:p>
        </text:list-item>
      </text:list>
      <text:p text:style-name="P2">SELECT AVG(length) FROM film;</text:p>
      <text:list xml:id="list6327556056088672772" text:style-name="L17">
        <text:list-item>
          <text:p text:style-name="P19"><text:span text:style-name="T3">What is the average running time of films by category?</text:span> </text:p>
        </text:list-item>
      </text:list>
      <text:p text:style-name="P2">SELECT AVG(length), category.name FROM film JOIN film_category ON film.film_id = film_category.film_id JOIN category ON film_category.category_id = category.category_id GROUP BY category.category_id;</text:p>
      <text:list xml:id="list1097346104072074010" text:style-name="L18">
        <text:list-item>
          <text:p text:style-name="P20"><text:span text:style-name="T3">How many movies have Robots in them?</text:span> </text:p>
        </text:list-item>
      </text:list>
      <text:p text:style-name="P2"/>
      <text:list xml:id="list5276325927040639798" text:style-name="L19">
        <text:list-item>
          <text:p text:style-name="P21"><text:span text:style-name="T3">Find the movie(s) with the longest runtime.</text:span> </text:p>
        </text:list-item>
      </text:list>
      <text:p text:style-name="P2"><text:soft-page-break/>SELECT title, length FROM film WHERE length = MAX(length); &lt;--not working, just jotting down ideas.</text:p>
      <text:list xml:id="list5313838536667995488" text:style-name="L20">
        <text:list-item>
          <text:p text:style-name="P22"><text:span text:style-name="T3">Count how many movies were released in 2010.</text:span> </text:p>
        </text:list-item>
      </text:list>
      <text:p text:style-name="P2">SELECT COUNT(release_year) FROM film WHERE release_year = 2010; &lt;--returns 0, not sure why.</text:p>
      <text:list xml:id="list3201705058570595124" text:style-name="L21">
        <text:list-item>
          <text:p text:style-name="P23"><text:span text:style-name="T3">Find the titles of all horror movies.</text:span> </text:p>
        </text:list-item>
      </text:list>
      <text:p text:style-name="P2">SELECT title FROM film_list WHERE category = “Horror”;</text:p>
      <text:list xml:id="list427363350101869828" text:style-name="L22">
        <text:list-item>
          <text:p text:style-name="P24"><text:span text:style-name="T3">Return the full name of the staff member – in a column named full_name – with the ID of 1.</text:span> </text:p>
        </text:list-item>
      </text:list>
      <text:p text:style-name="P2">SELECT CONCAT(first_name, " ", last_name) AS full_name FROM staff WHERE staff_id = 1;</text:p>
      <text:list xml:id="list5362599798399853696" text:style-name="L23">
        <text:list-item>
          <text:p text:style-name="P25"><text:span text:style-name="T3">Retrieve all movies that Fred Costner has appeared in.</text:span> </text:p>
        </text:list-item>
      </text:list>
      <text:p text:style-name="P2"/>
      <text:list xml:id="list6571506177409808129" text:style-name="L24">
        <text:list-item>
          <text:p text:style-name="P26"><text:span text:style-name="T3">Find out which location has the most copies of BUCKET BROTHERHOOD.</text:span> </text:p>
        </text:list-item>
      </text:list>
      <text:p text:style-name="P2"/>
      <text:list xml:id="list671565398053050317" text:style-name="L25">
        <text:list-item>
          <text:p text:style-name="P27"><text:span text:style-name="T3">How many distinct countries are there?</text:span> </text:p>
        </text:list-item>
      </text:list>
      <text:p text:style-name="P2">SELECT COUNT(DISTINCT(country)) FROM country);</text:p>
      <text:list xml:id="list7420309947999167306" text:style-name="L26">
        <text:list-item>
          <text:p text:style-name="P33"><text:span text:style-name="T3">What are the names of all the languages in the database (sorted alphabetically)?</text:span> </text:p>
        </text:list-item>
      </text:list>
      <text:p text:style-name="P32">SELECT name FROM language ORDER BY name;</text:p>
      <text:list xml:id="list7416510448098641236" text:style-name="L27">
        <text:list-item>
          <text:p text:style-name="P28"><text:span text:style-name="T3">Return the full names (first and last) of actors with “son” in their last name, ordered by their first name.</text:span> </text:p>
        </text:list-item>
      </text:list>
      <text:p text:style-name="P2">SELECT first_name, last_name FROM actor WHERE last_name LIKE(“%son%”) ORDER BY first_name;</text:p>
      <text:list xml:id="list365110390111423370" text:style-name="L28">
        <text:list-item>
          <text:p text:style-name="P29"><text:span text:style-name="T3">Create a list of categories and the number of films for each category.</text:span> </text:p>
        </text:list-item>
      </text:list>
      <text:p text:style-name="P2"/>
      <text:list xml:id="list4268422432917672798" text:style-name="L29">
        <text:list-item>
          <text:p text:style-name="P30"><text:span text:style-name="T3">Create a list of actors and the number of movies by each actor.</text:span> </text:p>
        </text:list-item>
      </text:list>
      <text:p text:style-name="P2"/>
      <text:p text:style-name="P2">Join actor and film_actor by actor_id = actor_id</text:p>
      <text:p text:style-name="P2">SELECT first_name, last_name, COUNT(film_actor.film_id) FROM actor JOIN film_actor WHERE actor.actor_id = film_actor.actor_id; &lt;---this doesn't work, is just a placeholder for now so I remember what I want to do.</text:p>
      <text:p text:style-name="P2"/>
      <text:list xml:id="list4225507483934589615" text:style-name="L30">
        <text:list-item>
          <text:p text:style-name="P31"><text:span text:style-name="T3">Which actor/actress has appeared in the most movies?</text:span> </text:p>
        </text:list-item>
      </text:list>
      <text:p text:style-name="P2">SELECT actor_id, COUNT(film_id) c FROM film_actor GROUP BY actor_id ORDER BY c DESC LIMIT 1; &lt;--is this not the same as question 13?</text:p>
      <text:p text:style-name="P2"/>
      <text:p text:style-name="P2"><draw:frame draw:style-name="fr2" draw:name="graphics1" text:anchor-type="char" svg:x="-0.0016in" svg:y="0.0291in" svg:width="0.202in" svg:height="0.1681in" draw:z-index="1"><draw:image xlink:href="Pictures/10000201000001B50000016C96F4F9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monospace"/>
    <style:font-face style:name="Arial3" svg:font-family="Arial" style:font-family-generic="swiss"/>
    <style:font-face style:name="Arial1" svg:font-family="Arial" style:font-family-generic="roman" style:font-pitch="variable"/>
    <style:font-face style:name="Montserrat" svg:font-family="Montserrat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Segoe UI Light" svg:font-family="'Segoe UI Light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pen Sans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0%" fo:orphans="2" fo:widows="2" style:writing-mode="lr-tb"/>
      <style:text-properties fo:color="#797979" style:font-name="Montserrat"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335in" fo:margin-bottom="0.111in" fo:keep-together="always" fo:keep-with-next="always"/>
      <style:text-properties fo:color="#004050" fo:font-size="22pt" style:font-size-asian="22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78in" fo:margin-bottom="0.0835in" fo:line-height="115%" fo:keep-together="always" fo:keep-with-next="always"/>
      <style:text-properties fo:color="#004050" fo:font-size="18pt" style:font-size-asian="18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5in" fo:margin-bottom="0.0417in" fo:keep-together="always" fo:keep-with-next="always"/>
      <style:text-properties fo:color="#181818" fo:font-size="14pt" style:font-size-asian="14pt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11in" fo:margin-bottom="0.028in" fo:keep-together="always" fo:keep-with-next="always"/>
      <style:text-properties fo:color="#181818" fo:font-size="12pt" style:font-size-asian="12pt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835in" fo:margin-bottom="0.0555in" fo:keep-together="always" fo:keep-with-next="always"/>
      <style:text-properties fo:color="#bcbcbc" style:font-name="Open Sans Light" style:font-name-complex="F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1665in" fo:margin-bottom="0.111in" text:number-lines="false" text:line-number="0"/>
      <style:text-properties style:font-name="Open Sans Light" fo:font-size="16pt" fo:language="en" fo:country="US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Revision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line-height="90%" fo:text-align="center" style:justify-single-word="false">
        <style:tab-stops>
          <style:tab-stop style:position="1.1209in"/>
          <style:tab-stop style:position="3.2339in" style:type="center"/>
        </style:tab-stops>
      </style:paragraph-properties>
      <style:text-properties fo:color="#004050" fo:font-size="40pt" fo:font-weight="bold" style:font-size-asian="40pt" style:font-weight-asian="bold" style:font-name-complex="F" style:font-size-complex="6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0835in" fo:margin-bottom="0.1665in" fo:text-align="center" style:justify-single-word="false"/>
      <style:text-properties fo:text-transform="uppercase" fo:font-size="14pt" fo:letter-spacing="0.0102in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left="0.6in" fo:margin-right="0.6in" fo:margin-top="0.139in" fo:margin-bottom="0.111in" fo:text-align="center" style:justify-single-word="false" fo:text-indent="0in" style:auto-text-indent="false"/>
      <style:text-properties fo:color="#004050" fo:letter-spacing="0.0071in" fo:font-style="italic" style:font-style-asian="italic" style:font-style-complex="italic"/>
    </style:style>
    <style:style style:name="List_20_of_20_numbered_20_points" style:display-name="List of numbered points" style:family="paragraph" style:default-outline-level="1" style:list-style-name="Outline">
      <style:paragraph-properties fo:margin-left="0.3661in" fo:margin-right="0in" fo:margin-top="0in" fo:margin-bottom="0.028in" fo:line-height="100%" fo:orphans="2" fo:widows="2" fo:text-indent="-0.248in" style:auto-text-indent="false" style:writing-mode="lr-tb"/>
      <style:text-properties fo:color="#797979" style:font-name="Montserrat" fo:language="en" fo:country="GB"/>
    </style:style>
    <style:style style:name="List_20_of_20_bullet_20_points" style:display-name="List of bullet points" style:family="paragraph" style:default-outline-level="" style:list-style-name="">
      <style:paragraph-properties fo:margin-left="0.748in" fo:margin-right="0in" fo:line-height="100%" fo:orphans="2" fo:widows="2" fo:text-indent="-0.248in" style:auto-text-indent="false" style:writing-mode="lr-tb"/>
      <style:text-properties fo:color="#3c3c3c" style:font-name="Montserrat" fo:language="en" fo:country="GB"/>
    </style:style>
    <style:style style:name="Table_20_heading" style:display-name="Table heading" style:family="paragraph" style:default-outline-level="" style:list-style-name="">
      <style:paragraph-properties fo:margin-top="0in" fo:margin-bottom="0in" fo:orphans="2" fo:widows="2" style:writing-mode="lr-tb"/>
      <style:text-properties fo:text-transform="uppercase" fo:color="#797979" style:font-name="Verdana" fo:language="en" fo:country="GB" fo:font-weight="bold" style:font-weight-asian="bold" style:font-weight-complex="bold"/>
    </style:style>
    <style:style style:name="List_20_Number" style:display-name="List Number" style:family="paragraph" style:parent-style-name="Standard" style:list-style-name="Outline"/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.139in" fo:margin-bottom="0.0835in" fo:hyphenation-ladder-count="no-limit" fo:text-indent="0in" style:auto-text-indent="false">
        <style:tab-stops>
          <style:tab-stop style:position="6.1354in" style:type="right" style:leader-style="dotted" style:leader-text="."/>
        </style:tab-stops>
      </style:paragraph-properties>
      <style:text-properties fo:color="#181818" style:font-name="Segoe UI Light" fo:font-size="14pt" style:font-size-asian="14pt" fo:hyphenate="false" fo:hyphenation-remain-char-count="2" fo:hyphenation-push-char-count="2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35in" fo:margin-right="0in" fo:margin-top="0in" fo:margin-bottom="0.0555in" fo:text-indent="0in" style:auto-text-indent="false">
        <style:tab-stops>
          <style:tab-stop style:position="6.1354in" style:type="right" style:leader-style="dotted" style:leader-text="."/>
        </style:tab-stops>
      </style:paragraph-properties>
      <style:text-properties fo:color="#181818" style:font-name="Segoe UI Light" fo:font-size="12pt" style:font-size-asian="12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071in" fo:margin-right="0in" fo:margin-top="0.028in" fo:margin-bottom="0.0555in" fo:text-indent="0in" style:auto-text-indent="false">
        <style:tab-stops>
          <style:tab-stop style:position="6.1354in" style:type="right" style:leader-style="dotted" style:leader-text="."/>
        </style:tab-stops>
      </style:paragraph-properties>
      <style:text-properties fo:color="#181818" style:font-name="Segoe UI Light" fo:font-size="10pt" style:font-size-asian="10pt"/>
    </style:style>
    <style:style style:name="TOC_20_Title" style:display-name="TOC Title" style:family="paragraph" style:parent-style-name="Contents_20_Heading" style:default-outline-level="" style:list-style-name="">
      <style:text-properties style:font-name="Verdana" fo:font-size="18pt" fo:font-weight="bold" style:font-size-asian="18pt" style:font-weight-asian="bold"/>
    </style:style>
    <style:style style:name="Table_20_body" style:display-name="Table body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margin-top="0in" fo:margin-bottom="0.1665in"/>
      <style:text-properties fo:color="#00000a" style:font-name="Arial1" fo:font-size="10pt" style:font-size-asian="10pt" style:font-name-complex="Times New Roman" style:font-size-complex="10pt"/>
    </style:style>
    <style:style style:name="Quote_20_-_20_name" style:display-name="Quote - name" style:family="paragraph" style:parent-style-name="Quote" style:default-outline-level="" style:list-style-name=""/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fo:color="#797979" style:font-name="Verdana" fo:language="en" fo:country="GB"/>
    </style:style>
    <style:style style:name="Bullet_20_point_20_list" style:display-name="Bullet point list" style:family="paragraph" style:default-outline-level="" style:list-style-name=""/>
    <style:style style:name="List_20_Bullet_20_2" style:display-name="List Bullet 2" style:family="paragraph" style:parent-style-name="Standard" style:default-outline-level="" style:list-style-name="">
      <style:paragraph-properties fo:margin-left="0.4465in" fo:margin-right="0in" fo:margin-top="0in" fo:margin-bottom="0in" fo:text-indent="-0.25in" style:auto-text-indent="false">
        <style:tab-stops>
          <style:tab-stop style:position="0.4465in"/>
        </style:tab-stops>
      </style:paragraph-properties>
      <style:text-properties fo:color="#4e4e4e" style:font-name="Open Sans" fo:font-size="12pt" style:font-name-asian="Times New Roman" style:font-size-asian="12pt" style:language-asian="en" style:country-asian="GB" style:font-name-complex="Times New Roman" style:font-size-complex="12pt"/>
    </style:style>
    <style:style style:name="Subtopic_20_Title" style:display-name="Subtopic Title" style:family="paragraph" style:parent-style-name="Standard" style:default-outline-level="" style:list-style-name="">
      <style:paragraph-properties fo:margin-top="0in" fo:margin-bottom="0in" fo:line-height="150%"/>
      <style:text-properties fo:color="#134983" style:font-name="Open Sans" fo:font-size="14pt" fo:font-weight="bold" style:font-name-asian="Times New Roman" style:font-size-asian="14pt" style:language-asian="en" style:country-asian="GB" style:font-weight-asian="bold" style:font-name-complex="Times New Roman" style:font-size-complex="12pt"/>
    </style:style>
    <style:style style:name="QA_20_Template_20_Heading_20_One" style:display-name="QA Template Heading One" style:family="paragraph" style:parent-style-name="Standard" style:default-outline-level="" style:list-style-name="">
      <style:paragraph-properties fo:margin-top="0.0835in" fo:margin-bottom="0.278in" fo:line-height="0.278in"/>
      <style:text-properties fo:color="#134983" style:font-name="Open Sans" fo:font-size="18pt" fo:font-weight="bold" style:font-name-asian="Calibri" style:font-size-asian="18pt" style:font-weight-asian="bold" style:font-name-complex="Arial2" style:font-size-complex="1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4591c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color="#303030" fo:language="en" fo:country="GB"/>
    </style:style>
    <style:style style:name="Footer_20_Char" style:display-name="Footer Char" style:family="text" style:parent-style-name="Default_20_Paragraph_20_Font">
      <style:text-properties fo:color="#303030" fo:language="en" fo:country="GB"/>
    </style:style>
    <style:style style:name="FollowedHyperlink" style:family="text" style:parent-style-name="Default_20_Paragraph_20_Font">
      <style:text-properties fo:color="#005baa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004050" style:font-name="Montserrat" fo:font-size="22pt" fo:language="en" fo:country="GB" style:font-size-asian="22pt" style:font-name-complex="F" style:font-size-complex="16pt"/>
    </style:style>
    <style:style style:name="Title_20_Char" style:display-name="Title Char" style:family="text" style:parent-style-name="Default_20_Paragraph_20_Font">
      <style:text-properties fo:color="#004050" style:font-name="Verdana" fo:font-size="40pt" fo:language="en" fo:country="GB" fo:font-weight="bold" style:font-size-asian="40pt" style:font-weight-asian="bold" style:font-name-complex="F" style:font-size-complex="60pt"/>
    </style:style>
    <style:style style:name="Subtitle_20_Char" style:display-name="Subtitle Char" style:family="text" style:parent-style-name="Default_20_Paragraph_20_Font">
      <style:text-properties fo:text-transform="uppercase" fo:color="#797979" style:font-name="Verdana" fo:font-size="14pt" fo:letter-spacing="0.0102in" fo:language="en" fo:country="GB" style:font-size-asian="14pt" style:font-name-complex="F"/>
    </style:style>
    <style:style style:name="Heading_20_2_20_Char" style:display-name="Heading 2 Char" style:family="text" style:parent-style-name="Default_20_Paragraph_20_Font">
      <style:text-properties fo:color="#004050" style:font-name="Montserrat" fo:font-size="18pt" fo:language="en" fo:country="GB" style:font-size-asian="18pt" style:font-name-complex="F" style:font-size-complex="13pt"/>
    </style:style>
    <style:style style:name="Heading_20_3_20_Char" style:display-name="Heading 3 Char" style:family="text" style:parent-style-name="Default_20_Paragraph_20_Font">
      <style:text-properties fo:color="#181818" style:font-name="Verdana" fo:font-size="14pt" fo:language="en" fo:country="GB" style:font-size-asian="14pt" style:font-name-complex="F" style:font-size-complex="12pt"/>
    </style:style>
    <style:style style:name="Heading_20_4_20_Char" style:display-name="Heading 4 Char" style:family="text" style:parent-style-name="Default_20_Paragraph_20_Font">
      <style:text-properties fo:color="#181818" style:font-name="Verdana" fo:font-size="12pt" fo:language="en" fo:country="GB" style:font-size-asian="12pt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bcbcbc" style:font-name="Open Sans Light" fo:language="en" fo:country="GB" style:font-name-complex="F"/>
    </style:style>
    <style:style style:name="Quote_20_Char" style:display-name="Quote Char" style:family="text" style:parent-style-name="Default_20_Paragraph_20_Font">
      <style:text-properties fo:color="#004050" style:font-name="Verdana" fo:letter-spacing="0.0071in" fo:language="en" fo:country="GB"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old" style:family="text" style:parent-style-name="Default_20_Paragraph_20_Font">
      <style:text-properties fo:font-weight="bold" style:font-weight-asian="bold"/>
    </style:style>
    <style:style style:name="Italic" style:family="text" style:parent-style-name="Default_20_Paragraph_20_Font">
      <style:text-properties style:font-name="Open Sans Light" fo:font-size="11pt" fo:font-style="italic" style:font-size-asian="11pt" style:font-style-asian="italic"/>
    </style:style>
    <style:style style:name="TOC_20_Heading_20_Char" style:display-name="TOC Heading Char" style:family="text" style:parent-style-name="Heading_20_1_20_Char">
      <style:text-properties fo:color="#134983" style:font-name="Open Sans Light" fo:font-size="22pt" fo:language="en" fo:country="GB" fo:font-weight="normal" style:font-size-asian="22pt" style:font-weight-asian="normal" style:font-name-complex="F" style:font-size-complex="16pt"/>
    </style:style>
    <style:style style:name="TOC_20_Title_20_Char" style:display-name="TOC Title Char" style:family="text" style:parent-style-name="TOC_20_Heading_20_Char">
      <style:text-properties fo:color="#004050" style:font-name="Verdana" fo:font-size="18pt" fo:language="en" fo:country="GB" fo:font-weight="bold" style:font-size-asian="18pt" style:font-weight-asian="bold" style:font-name-complex="F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Arial1" fo:font-size="10pt" fo:language="en" fo:country="GB" style:font-size-asian="10pt" style:font-name-complex="Times New Roman" style:font-size-complex="10pt"/>
    </style:style>
    <style:style style:name="Quote_20_-_20_name_20_Char" style:display-name="Quote - name Char" style:family="text" style:parent-style-name="Quote_20_Char">
      <style:text-properties fo:color="#134983" style:font-name="Open Sans Light" fo:letter-spacing="0.0071in" fo:language="en" fo:country="GB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04050" style:font-name="Verdana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636363" style:font-name="Verdana"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style:font-name="Verdana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797979" style:font-name="Verdana"/>
    </style:style>
    <style:style style:name="Intense_20_Reference" style:display-name="Intense Reference" style:family="text" style:parent-style-name="Default_20_Paragraph_20_Font">
      <style:text-properties fo:font-variant="small-caps" fo:color="#0e3c58" style:font-name="Verdana" fo:letter-spacing="0.0035in" fo:font-weight="bold" style:font-weight-asian="bold" style:font-weight-complex="bold"/>
    </style:style>
    <style:style style:name="Unresolved_20_Mention1" style:display-name="Unresolved Mention1" style:family="text" style:parent-style-name="Default_20_Paragraph_20_Font">
      <style:text-properties fo:color="#605e5c"/>
    </style:style>
    <style:style style:name="Emphasis" style:family="text" style:parent-style-name="annotation_20_reference">
      <style:text-properties style:font-name="Open Sans" fo:font-size="11pt" fo:font-style="italic" fo:font-weight="normal" style:font-size-asian="11pt" style:font-style-asian="italic" style:font-weight-asian="normal" style:font-size-complex="8pt" style:font-style-complex="italic"/>
    </style:style>
    <style:style style:name="Bullet_20_point_20_list_20_Char" style:display-name="Bullet point list Char" style:family="text" style:parent-style-name="Default_20_Paragraph_20_Font">
      <style:text-properties fo:color="#4e4e4e" style:font-name="Open Sans" fo:font-size="12pt" fo:language="en" fo:country="GB" style:font-name-asian="Times New Roman" style:font-size-asian="12pt" style:language-asian="en" style:country-asian="GB" style:font-name-complex="Times New Roman" style:font-size-complex="12pt"/>
    </style:style>
    <style:style style:name="Subtopic_20_Title_20_Char" style:display-name="Subtopic Title Char" style:family="text" style:parent-style-name="Default_20_Paragraph_20_Font">
      <style:text-properties fo:color="#134983" style:font-name="Open Sans" fo:font-size="14pt" fo:language="en" fo:country="GB" fo:font-weight="bold" style:font-name-asian="Times New Roman" style:font-size-asian="14pt" style:language-asian="en" style:country-asian="GB" style:font-weight-asian="bold" style:font-name-complex="Times New Roman" style:font-size-complex="12pt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size="11pt" fo:font-style="normal" fo:font-weight="bold" style:font-size-asian="11pt" style:font-style-asian="normal" style:font-weight-asian="bold"/>
    </style:style>
    <style:style style:name="ListLabel_20_5" style:display-name="ListLabel 5" style:family="text">
      <style:text-properties style:font-name-complex="Open Sans1"/>
    </style:style>
    <style:style style:name="ListLabel_20_6" style:display-name="ListLabel 6" style:family="text">
      <style:text-properties style:font-name-asian="Arial2" style:font-name-complex="Arial2"/>
    </style:style>
    <style:style style:name="ListLabel_20_7" style:display-name="ListLabel 7" style:family="text">
      <style:text-properties fo:color="#3c3c3c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4" style:num-suffix=" " style:num-format="1">
        <style:list-level-properties text:list-level-position-and-space-mode="label-alignment">
          <style:list-level-label-alignment text:label-followed-by="listtab" fo:text-indent="-0.248in" fo:margin-left="0.3661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4" style:num-suffix=" 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4" style:num-suffix=" " style:num-format="1">
        <style:list-level-properties text:list-level-position-and-space-mode="label-alignment">
          <style:list-level-label-alignment text:label-followed-by="listtab" fo:text-indent="-0.248in" fo:margin-left="0.366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4" style:num-suffix=" " style:num-format="1">
        <style:list-level-properties text:list-level-position-and-space-mode="label-alignment">
          <style:list-level-label-alignment text:label-followed-by="listtab" fo:text-indent="-0.248in" fo:margin-left="0.366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4165in" fo:margin-left="0.416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165in" fo:margin-left="0.916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Open Sans'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5in" fo:margin-left="1.25in"/>
        </style:list-level-properties>
        <style:text-properties fo:font-family="'Open Sans'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492in" fo:margin-left="0.946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446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46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446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946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446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946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4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49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99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99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tabases and the Cloud – Friday Assessment</dc:title>
    <dc:subject>module 8 – databases</dc:subject>
    <meta:initial-creator>QA Ltd</meta:initial-creator>
    <meta:editing-cycles>12</meta:editing-cycles>
    <meta:print-date>2015-05-22T23:05:00</meta:print-date>
    <meta:creation-date>2019-10-10T17:10:00</meta:creation-date>
    <dc:date>2020-07-16T11:57:14.80</dc:date>
    <meta:editing-duration>PT1H56M55S</meta:editing-duration>
    <meta:generator>OpenOffice/4.1.5$Win32 OpenOffice.org_project/415m1$Build-9789</meta:generator>
    <meta:document-statistic meta:table-count="0" meta:image-count="1" meta:object-count="0" meta:page-count="2" meta:paragraph-count="60" meta:word-count="696" meta:character-count="4304"/>
    <meta:user-defined meta:name="AppVersion">16.0000</meta:user-defined>
    <meta:user-defined meta:name="Company">QA Consulting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